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ext-properties fo:color="#4c4c4c" style:text-outline="false" style:text-line-through-style="none" style:text-line-through-type="none" style:font-name="Ubuntu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normal" style:font-name-complex="Ubunt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4" table:default-cell-style-name="Default"/>
        <table:table-row table:style-name="ro1">
          <table:table-cell/>
          <table:table-cell table:style-name="Default" office:value-type="string" calcext:value-type="string">
            <text:p>Owners</text:p>
          </table:table-cell>
          <table:table-cell table:style-name="Default" office:value-type="string" calcext:value-type="string">
            <text:p>Cars</text:p>
          </table:table-cell>
          <table:table-cell office:value-type="string" calcext:value-type="string">
            <text:p>startTime</text:p>
          </table:table-cell>
          <table:table-cell office:value-type="string" calcext:value-type="string">
            <text:p>endTime</text:p>
          </table:table-cell>
          <table:table-cell office:value-type="string" calcext:value-type="string">
            <text:p>Time</text:p>
          </table:table-cell>
          <table:table-cell table:style-name="Default" office:value-type="string" calcext:value-type="string">
            <text:p>Size</text:p>
          </table:table-cell>
          <table:table-cell/>
          <table:table-cell table:style-name="Default" office:value-type="string" calcext:value-type="string">
            <text:p>Owners</text:p>
          </table:table-cell>
          <table:table-cell table:style-name="Default" office:value-type="string" calcext:value-type="string">
            <text:p>Cars</text:p>
          </table:table-cell>
          <table:table-cell office:value-type="string" calcext:value-type="string">
            <text:p>startTime</text:p>
          </table:table-cell>
          <table:table-cell office:value-type="string" calcext:value-type="string">
            <text:p>end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ize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570147429691" calcext:value-type="float">
            <text:p>1570147429691</text:p>
          </table:table-cell>
          <table:table-cell table:style-name="ce1" office:value-type="float" office:value="1570147429829" calcext:value-type="float">
            <text:p>1570147429829</text:p>
          </table:table-cell>
          <table:table-cell table:style-name="ce1"/>
          <table:table-cell office:value-type="float" office:value="18567" calcext:value-type="float">
            <text:p>1856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70187427538" calcext:value-type="float">
            <text:p>1570187427538</text:p>
          </table:table-cell>
          <table:table-cell office:value-type="float" office:value="1570187427893" calcext:value-type="float">
            <text:p>1570187427893</text:p>
          </table:table-cell>
          <table:table-cell/>
          <table:table-cell office:value-type="float" office:value="141346" calcext:value-type="float">
            <text:p>141346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570147439975" calcext:value-type="float">
            <text:p>1570147439975</text:p>
          </table:table-cell>
          <table:table-cell table:style-name="ce1" office:value-type="float" office:value="1570147440022" calcext:value-type="float">
            <text:p>1570147440022</text:p>
          </table:table-cell>
          <table:table-cell table:style-name="ce1"/>
          <table:table-cell office:value-type="float" office:value="18567" calcext:value-type="float">
            <text:p>1856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70187427910" calcext:value-type="float">
            <text:p>1570187427910</text:p>
          </table:table-cell>
          <table:table-cell office:value-type="float" office:value="1570187427974" calcext:value-type="float">
            <text:p>1570187427974</text:p>
          </table:table-cell>
          <table:table-cell/>
          <table:table-cell office:value-type="float" office:value="141346" calcext:value-type="float">
            <text:p>141346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570147445753" calcext:value-type="float">
            <text:p>1570147445753</text:p>
          </table:table-cell>
          <table:table-cell table:style-name="ce1" office:value-type="float" office:value="1570147445795" calcext:value-type="float">
            <text:p>1570147445795</text:p>
          </table:table-cell>
          <table:table-cell table:style-name="ce1"/>
          <table:table-cell office:value-type="float" office:value="18567" calcext:value-type="float">
            <text:p>1856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70187428010" calcext:value-type="float">
            <text:p>1570187428010</text:p>
          </table:table-cell>
          <table:table-cell office:value-type="float" office:value="1570187428060" calcext:value-type="float">
            <text:p>1570187428060</text:p>
          </table:table-cell>
          <table:table-cell/>
          <table:table-cell office:value-type="float" office:value="141346" calcext:value-type="float">
            <text:p>141346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570147450769" calcext:value-type="float">
            <text:p>1570147450769</text:p>
          </table:table-cell>
          <table:table-cell table:style-name="ce1" office:value-type="float" office:value="1570147450825" calcext:value-type="float">
            <text:p>1570147450825</text:p>
          </table:table-cell>
          <table:table-cell table:style-name="ce1"/>
          <table:table-cell office:value-type="float" office:value="18567" calcext:value-type="float">
            <text:p>1856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70187428090" calcext:value-type="float">
            <text:p>1570187428090</text:p>
          </table:table-cell>
          <table:table-cell office:value-type="float" office:value="1570187428127" calcext:value-type="float">
            <text:p>1570187428127</text:p>
          </table:table-cell>
          <table:table-cell/>
          <table:table-cell office:value-type="float" office:value="141346" calcext:value-type="float">
            <text:p>141346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570147462278" calcext:value-type="float">
            <text:p>1570147462278</text:p>
          </table:table-cell>
          <table:table-cell table:style-name="ce1" office:value-type="float" office:value="1570147462322" calcext:value-type="float">
            <text:p>1570147462322</text:p>
          </table:table-cell>
          <table:table-cell table:style-name="ce1"/>
          <table:table-cell office:value-type="float" office:value="18567" calcext:value-type="float">
            <text:p>1856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70187428158" calcext:value-type="float">
            <text:p>1570187428158</text:p>
          </table:table-cell>
          <table:table-cell office:value-type="float" office:value="1570187428217" calcext:value-type="float">
            <text:p>1570187428217</text:p>
          </table:table-cell>
          <table:table-cell/>
          <table:table-cell office:value-type="float" office:value="141346" calcext:value-type="float">
            <text:p>141346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570147699510" calcext:value-type="float">
            <text:p>1570147699510</text:p>
          </table:table-cell>
          <table:table-cell table:style-name="ce1" office:value-type="float" office:value="1570147699666" calcext:value-type="float">
            <text:p>1570147699666</text:p>
          </table:table-cell>
          <table:table-cell table:style-name="ce1"/>
          <table:table-cell office:value-type="float" office:value="56003" calcext:value-type="float">
            <text:p>5600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570187428242" calcext:value-type="float">
            <text:p>1570187428242</text:p>
          </table:table-cell>
          <table:table-cell office:value-type="float" office:value="1570187428339" calcext:value-type="float">
            <text:p>1570187428339</text:p>
          </table:table-cell>
          <table:table-cell/>
          <table:table-cell office:value-type="float" office:value="424597" calcext:value-type="float">
            <text:p>424597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570147705410" calcext:value-type="float">
            <text:p>1570147705410</text:p>
          </table:table-cell>
          <table:table-cell table:style-name="ce1" office:value-type="float" office:value="1570147705502" calcext:value-type="float">
            <text:p>1570147705502</text:p>
          </table:table-cell>
          <table:table-cell table:style-name="ce1"/>
          <table:table-cell office:value-type="float" office:value="56003" calcext:value-type="float">
            <text:p>5600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570187428361" calcext:value-type="float">
            <text:p>1570187428361</text:p>
          </table:table-cell>
          <table:table-cell office:value-type="float" office:value="1570187428447" calcext:value-type="float">
            <text:p>1570187428447</text:p>
          </table:table-cell>
          <table:table-cell/>
          <table:table-cell office:value-type="float" office:value="424597" calcext:value-type="float">
            <text:p>424597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570147710768" calcext:value-type="float">
            <text:p>1570147710768</text:p>
          </table:table-cell>
          <table:table-cell table:style-name="ce1" office:value-type="float" office:value="1570147710852" calcext:value-type="float">
            <text:p>1570147710852</text:p>
          </table:table-cell>
          <table:table-cell table:style-name="ce1"/>
          <table:table-cell office:value-type="float" office:value="56003" calcext:value-type="float">
            <text:p>5600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570187428453" calcext:value-type="float">
            <text:p>1570187428453</text:p>
          </table:table-cell>
          <table:table-cell office:value-type="float" office:value="1570187428522" calcext:value-type="float">
            <text:p>1570187428522</text:p>
          </table:table-cell>
          <table:table-cell/>
          <table:table-cell office:value-type="float" office:value="424597" calcext:value-type="float">
            <text:p>424597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570147715692" calcext:value-type="float">
            <text:p>1570147715692</text:p>
          </table:table-cell>
          <table:table-cell table:style-name="ce1" office:value-type="float" office:value="1570147715754" calcext:value-type="float">
            <text:p>1570147715754</text:p>
          </table:table-cell>
          <table:table-cell table:style-name="ce1"/>
          <table:table-cell office:value-type="float" office:value="56003" calcext:value-type="float">
            <text:p>5600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570187428529" calcext:value-type="float">
            <text:p>1570187428529</text:p>
          </table:table-cell>
          <table:table-cell office:value-type="float" office:value="1570187428573" calcext:value-type="float">
            <text:p>1570187428573</text:p>
          </table:table-cell>
          <table:table-cell/>
          <table:table-cell office:value-type="float" office:value="424597" calcext:value-type="float">
            <text:p>424597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570147720235" calcext:value-type="float">
            <text:p>1570147720235</text:p>
          </table:table-cell>
          <table:table-cell table:style-name="ce1" office:value-type="float" office:value="1570147720346" calcext:value-type="float">
            <text:p>1570147720346</text:p>
          </table:table-cell>
          <table:table-cell table:style-name="ce1"/>
          <table:table-cell office:value-type="float" office:value="56003" calcext:value-type="float">
            <text:p>5600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570187428577" calcext:value-type="float">
            <text:p>1570187428577</text:p>
          </table:table-cell>
          <table:table-cell office:value-type="float" office:value="1570187428626" calcext:value-type="float">
            <text:p>1570187428626</text:p>
          </table:table-cell>
          <table:table-cell/>
          <table:table-cell office:value-type="float" office:value="424597" calcext:value-type="float">
            <text:p>424597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570147856024" calcext:value-type="float">
            <text:p>1570147856024</text:p>
          </table:table-cell>
          <table:table-cell table:style-name="ce1" office:value-type="float" office:value="1570147856156" calcext:value-type="float">
            <text:p>1570147856156</text:p>
          </table:table-cell>
          <table:table-cell table:style-name="ce1"/>
          <table:table-cell office:value-type="float" office:value="112226" calcext:value-type="float">
            <text:p>112226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28631" calcext:value-type="float">
            <text:p>1570187428631</text:p>
          </table:table-cell>
          <table:table-cell office:value-type="float" office:value="1570187428768" calcext:value-type="float">
            <text:p>1570187428768</text:p>
          </table:table-cell>
          <table:table-cell/>
          <table:table-cell office:value-type="float" office:value="850297" calcext:value-type="float">
            <text:p>850297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570147862846" calcext:value-type="float">
            <text:p>1570147862846</text:p>
          </table:table-cell>
          <table:table-cell table:style-name="ce1" office:value-type="float" office:value="1570147862983" calcext:value-type="float">
            <text:p>1570147862983</text:p>
          </table:table-cell>
          <table:table-cell table:style-name="ce1"/>
          <table:table-cell office:value-type="float" office:value="112226" calcext:value-type="float">
            <text:p>112226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28774" calcext:value-type="float">
            <text:p>1570187428774</text:p>
          </table:table-cell>
          <table:table-cell office:value-type="float" office:value="1570187428874" calcext:value-type="float">
            <text:p>1570187428874</text:p>
          </table:table-cell>
          <table:table-cell/>
          <table:table-cell office:value-type="float" office:value="850297" calcext:value-type="float">
            <text:p>850297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570147868812" calcext:value-type="float">
            <text:p>1570147868812</text:p>
          </table:table-cell>
          <table:table-cell table:style-name="ce1" office:value-type="float" office:value="1570147868944" calcext:value-type="float">
            <text:p>1570147868944</text:p>
          </table:table-cell>
          <table:table-cell table:style-name="ce1"/>
          <table:table-cell office:value-type="float" office:value="112226" calcext:value-type="float">
            <text:p>112226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28878" calcext:value-type="float">
            <text:p>1570187428878</text:p>
          </table:table-cell>
          <table:table-cell office:value-type="float" office:value="1570187428964" calcext:value-type="float">
            <text:p>1570187428964</text:p>
          </table:table-cell>
          <table:table-cell/>
          <table:table-cell office:value-type="float" office:value="850297" calcext:value-type="float">
            <text:p>850297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570147873937" calcext:value-type="float">
            <text:p>1570147873937</text:p>
          </table:table-cell>
          <table:table-cell table:style-name="ce1" office:value-type="float" office:value="1570147874071" calcext:value-type="float">
            <text:p>1570147874071</text:p>
          </table:table-cell>
          <table:table-cell table:style-name="ce1"/>
          <table:table-cell office:value-type="float" office:value="112226" calcext:value-type="float">
            <text:p>112226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28968" calcext:value-type="float">
            <text:p>1570187428968</text:p>
          </table:table-cell>
          <table:table-cell office:value-type="float" office:value="1570187429085" calcext:value-type="float">
            <text:p>1570187429085</text:p>
          </table:table-cell>
          <table:table-cell/>
          <table:table-cell office:value-type="float" office:value="850297" calcext:value-type="float">
            <text:p>850297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570147879469" calcext:value-type="float">
            <text:p>1570147879469</text:p>
          </table:table-cell>
          <table:table-cell table:style-name="ce1" office:value-type="float" office:value="1570147879601" calcext:value-type="float">
            <text:p>1570147879601</text:p>
          </table:table-cell>
          <table:table-cell table:style-name="ce1"/>
          <table:table-cell office:value-type="float" office:value="112226" calcext:value-type="float">
            <text:p>112226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29089" calcext:value-type="float">
            <text:p>1570187429089</text:p>
          </table:table-cell>
          <table:table-cell office:value-type="float" office:value="1570187429223" calcext:value-type="float">
            <text:p>1570187429223</text:p>
          </table:table-cell>
          <table:table-cell/>
          <table:table-cell office:value-type="float" office:value="850297" calcext:value-type="float">
            <text:p>850297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570147996946" calcext:value-type="float">
            <text:p>1570147996946</text:p>
          </table:table-cell>
          <table:table-cell table:style-name="ce1" office:value-type="float" office:value="1570147997133" calcext:value-type="float">
            <text:p>1570147997133</text:p>
          </table:table-cell>
          <table:table-cell table:style-name="ce1"/>
          <table:table-cell office:value-type="float" office:value="187242" calcext:value-type="float">
            <text:p>18724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29229" calcext:value-type="float">
            <text:p>1570187429229</text:p>
          </table:table-cell>
          <table:table-cell office:value-type="float" office:value="1570187429596" calcext:value-type="float">
            <text:p>1570187429596</text:p>
          </table:table-cell>
          <table:table-cell/>
          <table:table-cell office:value-type="float" office:value="1417897" calcext:value-type="float">
            <text:p>1417897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570148002497" calcext:value-type="float">
            <text:p>1570148002497</text:p>
          </table:table-cell>
          <table:table-cell table:style-name="ce1" office:value-type="float" office:value="1570148002828" calcext:value-type="float">
            <text:p>1570148002828</text:p>
          </table:table-cell>
          <table:table-cell table:style-name="ce1"/>
          <table:table-cell office:value-type="float" office:value="187242" calcext:value-type="float">
            <text:p>18724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29601" calcext:value-type="float">
            <text:p>1570187429601</text:p>
          </table:table-cell>
          <table:table-cell office:value-type="float" office:value="1570187429801" calcext:value-type="float">
            <text:p>1570187429801</text:p>
          </table:table-cell>
          <table:table-cell/>
          <table:table-cell office:value-type="float" office:value="1417897" calcext:value-type="float">
            <text:p>1417897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570148008445" calcext:value-type="float">
            <text:p>1570148008445</text:p>
          </table:table-cell>
          <table:table-cell table:style-name="ce1" office:value-type="float" office:value="1570148008625" calcext:value-type="float">
            <text:p>1570148008625</text:p>
          </table:table-cell>
          <table:table-cell table:style-name="ce1"/>
          <table:table-cell office:value-type="float" office:value="187242" calcext:value-type="float">
            <text:p>18724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29806" calcext:value-type="float">
            <text:p>1570187429806</text:p>
          </table:table-cell>
          <table:table-cell office:value-type="float" office:value="1570187429949" calcext:value-type="float">
            <text:p>1570187429949</text:p>
          </table:table-cell>
          <table:table-cell/>
          <table:table-cell office:value-type="float" office:value="1417897" calcext:value-type="float">
            <text:p>1417897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570148015549" calcext:value-type="float">
            <text:p>1570148015549</text:p>
          </table:table-cell>
          <table:table-cell table:style-name="ce1" office:value-type="float" office:value="1570148015732" calcext:value-type="float">
            <text:p>1570148015732</text:p>
          </table:table-cell>
          <table:table-cell table:style-name="ce1"/>
          <table:table-cell office:value-type="float" office:value="187242" calcext:value-type="float">
            <text:p>18724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29953" calcext:value-type="float">
            <text:p>1570187429953</text:p>
          </table:table-cell>
          <table:table-cell office:value-type="float" office:value="1570187430133" calcext:value-type="float">
            <text:p>1570187430133</text:p>
          </table:table-cell>
          <table:table-cell/>
          <table:table-cell office:value-type="float" office:value="1417897" calcext:value-type="float">
            <text:p>1417897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570148026015" calcext:value-type="float">
            <text:p>1570148026015</text:p>
          </table:table-cell>
          <table:table-cell table:style-name="ce1" office:value-type="float" office:value="1570148026202" calcext:value-type="float">
            <text:p>1570148026202</text:p>
          </table:table-cell>
          <table:table-cell table:style-name="ce1"/>
          <table:table-cell office:value-type="float" office:value="187242" calcext:value-type="float">
            <text:p>18724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30139" calcext:value-type="float">
            <text:p>1570187430139</text:p>
          </table:table-cell>
          <table:table-cell office:value-type="float" office:value="1570187430269" calcext:value-type="float">
            <text:p>1570187430269</text:p>
          </table:table-cell>
          <table:table-cell/>
          <table:table-cell office:value-type="float" office:value="1417897" calcext:value-type="float">
            <text:p>1417897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570148198905" calcext:value-type="float">
            <text:p>1570148198905</text:p>
          </table:table-cell>
          <table:table-cell table:style-name="ce1" office:value-type="float" office:value="1570148199226" calcext:value-type="float">
            <text:p>1570148199226</text:p>
          </table:table-cell>
          <table:table-cell table:style-name="ce1"/>
          <table:table-cell office:value-type="float" office:value="374742" calcext:value-type="float">
            <text:p>374742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30275" calcext:value-type="float">
            <text:p>1570187430275</text:p>
          </table:table-cell>
          <table:table-cell office:value-type="float" office:value="1570187430705" calcext:value-type="float">
            <text:p>1570187430705</text:p>
          </table:table-cell>
          <table:table-cell/>
          <table:table-cell office:value-type="float" office:value="2836899" calcext:value-type="float">
            <text:p>2836899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570148208430" calcext:value-type="float">
            <text:p>1570148208430</text:p>
          </table:table-cell>
          <table:table-cell table:style-name="ce1" office:value-type="float" office:value="1570148208814" calcext:value-type="float">
            <text:p>1570148208814</text:p>
          </table:table-cell>
          <table:table-cell table:style-name="ce1"/>
          <table:table-cell office:value-type="float" office:value="374742" calcext:value-type="float">
            <text:p>374742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30710" calcext:value-type="float">
            <text:p>1570187430710</text:p>
          </table:table-cell>
          <table:table-cell office:value-type="float" office:value="1570187431020" calcext:value-type="float">
            <text:p>1570187431020</text:p>
          </table:table-cell>
          <table:table-cell/>
          <table:table-cell office:value-type="float" office:value="2836899" calcext:value-type="float">
            <text:p>2836899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570148213794" calcext:value-type="float">
            <text:p>1570148213794</text:p>
          </table:table-cell>
          <table:table-cell table:style-name="ce1" office:value-type="float" office:value="1570148214072" calcext:value-type="float">
            <text:p>1570148214072</text:p>
          </table:table-cell>
          <table:table-cell table:style-name="ce1"/>
          <table:table-cell office:value-type="float" office:value="374742" calcext:value-type="float">
            <text:p>374742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31026" calcext:value-type="float">
            <text:p>1570187431026</text:p>
          </table:table-cell>
          <table:table-cell office:value-type="float" office:value="1570187431351" calcext:value-type="float">
            <text:p>1570187431351</text:p>
          </table:table-cell>
          <table:table-cell/>
          <table:table-cell office:value-type="float" office:value="2836899" calcext:value-type="float">
            <text:p>2836899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570148218057" calcext:value-type="float">
            <text:p>1570148218057</text:p>
          </table:table-cell>
          <table:table-cell table:style-name="ce1" office:value-type="float" office:value="1570148218461" calcext:value-type="float">
            <text:p>1570148218461</text:p>
          </table:table-cell>
          <table:table-cell table:style-name="ce1"/>
          <table:table-cell office:value-type="float" office:value="374742" calcext:value-type="float">
            <text:p>374742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31356" calcext:value-type="float">
            <text:p>1570187431356</text:p>
          </table:table-cell>
          <table:table-cell office:value-type="float" office:value="1570187431744" calcext:value-type="float">
            <text:p>1570187431744</text:p>
          </table:table-cell>
          <table:table-cell/>
          <table:table-cell office:value-type="float" office:value="2836899" calcext:value-type="float">
            <text:p>2836899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570148224117" calcext:value-type="float">
            <text:p>1570148224117</text:p>
          </table:table-cell>
          <table:table-cell table:style-name="ce1" office:value-type="float" office:value="1570148224429" calcext:value-type="float">
            <text:p>1570148224429</text:p>
          </table:table-cell>
          <table:table-cell table:style-name="ce1"/>
          <table:table-cell office:value-type="float" office:value="374742" calcext:value-type="float">
            <text:p>374742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31749" calcext:value-type="float">
            <text:p>1570187431749</text:p>
          </table:table-cell>
          <table:table-cell office:value-type="float" office:value="1570187432073" calcext:value-type="float">
            <text:p>1570187432073</text:p>
          </table:table-cell>
          <table:table-cell/>
          <table:table-cell office:value-type="float" office:value="2836899" calcext:value-type="float">
            <text:p>2836899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176440" calcext:value-type="float">
            <text:p>1570187176440</text:p>
          </table:table-cell>
          <table:table-cell office:value-type="float" office:value="1570187177624" calcext:value-type="float">
            <text:p>1570187177624</text:p>
          </table:table-cell>
          <table:table-cell/>
          <table:table-cell table:style-name="Default" office:value-type="float" office:value="1138362" calcext:value-type="float">
            <text:p>1138362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32077" calcext:value-type="float">
            <text:p>1570187432077</text:p>
          </table:table-cell>
          <table:table-cell office:value-type="float" office:value="1570187434695" calcext:value-type="float">
            <text:p>1570187434695</text:p>
          </table:table-cell>
          <table:table-cell/>
          <table:table-cell office:value-type="float" office:value="8534899" calcext:value-type="float">
            <text:p>8534899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177641" calcext:value-type="float">
            <text:p>1570187177641</text:p>
          </table:table-cell>
          <table:table-cell office:value-type="float" office:value="1570187178197" calcext:value-type="float">
            <text:p>1570187178197</text:p>
          </table:table-cell>
          <table:table-cell/>
          <table:table-cell table:style-name="Default" office:value-type="float" office:value="1138362" calcext:value-type="float">
            <text:p>1138362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34703" calcext:value-type="float">
            <text:p>1570187434703</text:p>
          </table:table-cell>
          <table:table-cell office:value-type="float" office:value="1570187447049" calcext:value-type="float">
            <text:p>1570187447049</text:p>
          </table:table-cell>
          <table:table-cell/>
          <table:table-cell office:value-type="float" office:value="8534899" calcext:value-type="float">
            <text:p>8534899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178214" calcext:value-type="float">
            <text:p>1570187178214</text:p>
          </table:table-cell>
          <table:table-cell office:value-type="float" office:value="1570187178724" calcext:value-type="float">
            <text:p>1570187178724</text:p>
          </table:table-cell>
          <table:table-cell/>
          <table:table-cell table:style-name="Default" office:value-type="float" office:value="1138362" calcext:value-type="float">
            <text:p>1138362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47060" calcext:value-type="float">
            <text:p>1570187447060</text:p>
          </table:table-cell>
          <table:table-cell office:value-type="float" office:value="1570187448903" calcext:value-type="float">
            <text:p>1570187448903</text:p>
          </table:table-cell>
          <table:table-cell/>
          <table:table-cell office:value-type="float" office:value="8534899" calcext:value-type="float">
            <text:p>8534899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178733" calcext:value-type="float">
            <text:p>1570187178733</text:p>
          </table:table-cell>
          <table:table-cell office:value-type="float" office:value="1570187179221" calcext:value-type="float">
            <text:p>1570187179221</text:p>
          </table:table-cell>
          <table:table-cell/>
          <table:table-cell table:style-name="Default" office:value-type="float" office:value="1138362" calcext:value-type="float">
            <text:p>1138362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48907" calcext:value-type="float">
            <text:p>1570187448907</text:p>
          </table:table-cell>
          <table:table-cell office:value-type="float" office:value="1570187450827" calcext:value-type="float">
            <text:p>1570187450827</text:p>
          </table:table-cell>
          <table:table-cell/>
          <table:table-cell office:value-type="float" office:value="8534899" calcext:value-type="float">
            <text:p>8534899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179229" calcext:value-type="float">
            <text:p>1570187179229</text:p>
          </table:table-cell>
          <table:table-cell office:value-type="float" office:value="1570187179677" calcext:value-type="float">
            <text:p>1570187179677</text:p>
          </table:table-cell>
          <table:table-cell/>
          <table:table-cell table:style-name="Default" office:value-type="float" office:value="1138362" calcext:value-type="float">
            <text:p>1138362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50833" calcext:value-type="float">
            <text:p>1570187450833</text:p>
          </table:table-cell>
          <table:table-cell office:value-type="float" office:value="1570187452691" calcext:value-type="float">
            <text:p>1570187452691</text:p>
          </table:table-cell>
          <table:table-cell/>
          <table:table-cell office:value-type="float" office:value="8534899" calcext:value-type="float">
            <text:p>8534899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179685" calcext:value-type="float">
            <text:p>1570187179685</text:p>
          </table:table-cell>
          <table:table-cell office:value-type="float" office:value="1570187180462" calcext:value-type="float">
            <text:p>1570187180462</text:p>
          </table:table-cell>
          <table:table-cell/>
          <table:table-cell table:style-name="Default" office:value-type="float" office:value="1908340" calcext:value-type="float">
            <text:p>190834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52697" calcext:value-type="float">
            <text:p>1570187452697</text:p>
          </table:table-cell>
          <table:table-cell office:value-type="float" office:value="1570187457227" calcext:value-type="float">
            <text:p>1570187457227</text:p>
          </table:table-cell>
          <table:table-cell/>
          <table:table-cell office:value-type="float" office:value="14232899" calcext:value-type="float">
            <text:p>14232899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180469" calcext:value-type="float">
            <text:p>1570187180469</text:p>
          </table:table-cell>
          <table:table-cell office:value-type="float" office:value="1570187181165" calcext:value-type="float">
            <text:p>1570187181165</text:p>
          </table:table-cell>
          <table:table-cell/>
          <table:table-cell table:style-name="Default" office:value-type="float" office:value="1908340" calcext:value-type="float">
            <text:p>190834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57233" calcext:value-type="float">
            <text:p>1570187457233</text:p>
          </table:table-cell>
          <table:table-cell office:value-type="float" office:value="1570187461874" calcext:value-type="float">
            <text:p>1570187461874</text:p>
          </table:table-cell>
          <table:table-cell/>
          <table:table-cell office:value-type="float" office:value="14232899" calcext:value-type="float">
            <text:p>14232899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181174" calcext:value-type="float">
            <text:p>1570187181174</text:p>
          </table:table-cell>
          <table:table-cell office:value-type="float" office:value="1570187181892" calcext:value-type="float">
            <text:p>1570187181892</text:p>
          </table:table-cell>
          <table:table-cell/>
          <table:table-cell table:style-name="Default" office:value-type="float" office:value="1908340" calcext:value-type="float">
            <text:p>190834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61880" calcext:value-type="float">
            <text:p>1570187461880</text:p>
          </table:table-cell>
          <table:table-cell office:value-type="float" office:value="1570187466413" calcext:value-type="float">
            <text:p>1570187466413</text:p>
          </table:table-cell>
          <table:table-cell/>
          <table:table-cell office:value-type="float" office:value="14232899" calcext:value-type="float">
            <text:p>14232899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181899" calcext:value-type="float">
            <text:p>1570187181899</text:p>
          </table:table-cell>
          <table:table-cell office:value-type="float" office:value="1570187182630" calcext:value-type="float">
            <text:p>1570187182630</text:p>
          </table:table-cell>
          <table:table-cell/>
          <table:table-cell table:style-name="Default" office:value-type="float" office:value="1908340" calcext:value-type="float">
            <text:p>190834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66418" calcext:value-type="float">
            <text:p>1570187466418</text:p>
          </table:table-cell>
          <table:table-cell office:value-type="float" office:value="1570187471042" calcext:value-type="float">
            <text:p>1570187471042</text:p>
          </table:table-cell>
          <table:table-cell/>
          <table:table-cell office:value-type="float" office:value="14232899" calcext:value-type="float">
            <text:p>14232899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182639" calcext:value-type="float">
            <text:p>1570187182639</text:p>
          </table:table-cell>
          <table:table-cell office:value-type="float" office:value="1570187183326" calcext:value-type="float">
            <text:p>1570187183326</text:p>
          </table:table-cell>
          <table:table-cell/>
          <table:table-cell table:style-name="Default" office:value-type="float" office:value="1908340" calcext:value-type="float">
            <text:p>190834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71047" calcext:value-type="float">
            <text:p>1570187471047</text:p>
          </table:table-cell>
          <table:table-cell office:value-type="float" office:value="1570187475519" calcext:value-type="float">
            <text:p>1570187475519</text:p>
          </table:table-cell>
          <table:table-cell/>
          <table:table-cell office:value-type="float" office:value="14232899" calcext:value-type="float">
            <text:p>14232899</text:p>
          </table:table-cell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 office:value-type="float" office:value="10" calcext:value-type="float">
            <text:p>10</text:p>
          </table:table-cell>
          <table:table-cell office:value-type="float" office:value="1570187183334" calcext:value-type="float">
            <text:p>1570187183334</text:p>
          </table:table-cell>
          <table:table-cell office:value-type="float" office:value="1570187184439" calcext:value-type="float">
            <text:p>1570187184439</text:p>
          </table:table-cell>
          <table:table-cell/>
          <table:table-cell table:style-name="Default" office:value-type="float" office:value="2870819" calcext:value-type="float">
            <text:p>2870819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75524" calcext:value-type="float">
            <text:p>1570187475524</text:p>
          </table:table-cell>
          <table:table-cell office:value-type="float" office:value="1570187485902" calcext:value-type="float">
            <text:p>1570187485902</text:p>
          </table:table-cell>
          <table:table-cell/>
          <table:table-cell office:value-type="float" office:value="21355399" calcext:value-type="float">
            <text:p>21355399</text:p>
          </table:table-cell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 office:value-type="float" office:value="10" calcext:value-type="float">
            <text:p>10</text:p>
          </table:table-cell>
          <table:table-cell office:value-type="float" office:value="1570187184448" calcext:value-type="float">
            <text:p>1570187184448</text:p>
          </table:table-cell>
          <table:table-cell office:value-type="float" office:value="1570187185546" calcext:value-type="float">
            <text:p>1570187185546</text:p>
          </table:table-cell>
          <table:table-cell/>
          <table:table-cell table:style-name="Default" office:value-type="float" office:value="2870819" calcext:value-type="float">
            <text:p>2870819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10" calcext:value-type="float">
            <text:p>10</text:p>
          </table:table-cell>
          <table:table-cell office:value-type="float" office:value="1570187485908" calcext:value-type="float">
            <text:p>1570187485908</text:p>
          </table:table-cell>
          <table:table-cell office:value-type="float" office:value="1570187565337" calcext:value-type="float">
            <text:p>1570187565337</text:p>
          </table:table-cell>
          <table:table-cell/>
          <table:table-cell office:value-type="float" office:value="21355399" calcext:value-type="float">
            <text:p>21355399</text:p>
          </table:table-cell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 office:value-type="float" office:value="10" calcext:value-type="float">
            <text:p>10</text:p>
          </table:table-cell>
          <table:table-cell office:value-type="float" office:value="1570187185553" calcext:value-type="float">
            <text:p>1570187185553</text:p>
          </table:table-cell>
          <table:table-cell office:value-type="float" office:value="1570187186910" calcext:value-type="float">
            <text:p>1570187186910</text:p>
          </table:table-cell>
          <table:table-cell/>
          <table:table-cell table:style-name="Default" office:value-type="float" office:value="2870819" calcext:value-type="float">
            <text:p>2870819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10" calcext:value-type="float">
            <text:p>10</text:p>
          </table:table-cell>
          <table:table-cell office:value-type="float" office:value="1570187565349" calcext:value-type="float">
            <text:p>1570187565349</text:p>
          </table:table-cell>
          <table:table-cell office:value-type="float" office:value="1570187709920" calcext:value-type="float">
            <text:p>1570187709920</text:p>
          </table:table-cell>
          <table:table-cell/>
          <table:table-cell office:value-type="float" office:value="21355399" calcext:value-type="float">
            <text:p>21355399</text:p>
          </table:table-cell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 office:value-type="float" office:value="10" calcext:value-type="float">
            <text:p>10</text:p>
          </table:table-cell>
          <table:table-cell office:value-type="float" office:value="1570187186915" calcext:value-type="float">
            <text:p>1570187186915</text:p>
          </table:table-cell>
          <table:table-cell office:value-type="float" office:value="1570187188029" calcext:value-type="float">
            <text:p>1570187188029</text:p>
          </table:table-cell>
          <table:table-cell/>
          <table:table-cell table:style-name="Default" office:value-type="float" office:value="2870819" calcext:value-type="float">
            <text:p>2870819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10" calcext:value-type="float">
            <text:p>10</text:p>
          </table:table-cell>
          <table:table-cell office:value-type="float" office:value="1570189386730" calcext:value-type="float">
            <text:p>1570189386730</text:p>
          </table:table-cell>
          <table:table-cell office:value-type="float" office:value="1570189396974" calcext:value-type="float">
            <text:p>1570189396974</text:p>
          </table:table-cell>
          <table:table-cell/>
          <table:table-cell office:value-type="float" office:value="21355399" calcext:value-type="float">
            <text:p>21355399</text:p>
          </table:table-cell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 office:value-type="float" office:value="10" calcext:value-type="float">
            <text:p>10</text:p>
          </table:table-cell>
          <table:table-cell office:value-type="float" office:value="1570187188035" calcext:value-type="float">
            <text:p>1570187188035</text:p>
          </table:table-cell>
          <table:table-cell office:value-type="float" office:value="1570187189116" calcext:value-type="float">
            <text:p>1570187189116</text:p>
          </table:table-cell>
          <table:table-cell/>
          <table:table-cell table:style-name="Default" office:value-type="float" office:value="2870819" calcext:value-type="float">
            <text:p>2870819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10" calcext:value-type="float">
            <text:p>10</text:p>
          </table:table-cell>
          <table:table-cell office:value-type="float" office:value="1570189396991" calcext:value-type="float">
            <text:p>1570189396991</text:p>
          </table:table-cell>
          <table:table-cell office:value-type="float" office:value="1570189406624" calcext:value-type="float">
            <text:p>1570189406624</text:p>
          </table:table-cell>
          <table:table-cell/>
          <table:table-cell office:value-type="float" office:value="21355399" calcext:value-type="float">
            <text:p>21355399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189123" calcext:value-type="float">
            <text:p>1570187189123</text:p>
          </table:table-cell>
          <table:table-cell office:value-type="float" office:value="1570187190603" calcext:value-type="float">
            <text:p>1570187190603</text:p>
          </table:table-cell>
          <table:table-cell/>
          <table:table-cell table:style-name="Default" office:value-type="float" office:value="3833285" calcext:value-type="float">
            <text:p>3833285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570189122472" calcext:value-type="float">
            <text:p>1570189122472</text:p>
          </table:table-cell>
          <table:table-cell office:value-type="float" office:value="1570189140455" calcext:value-type="float">
            <text:p>1570189140455</text:p>
          </table:table-cell>
          <table:table-cell/>
          <table:table-cell office:value-type="float" office:value="28477900" calcext:value-type="float">
            <text:p>28477900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190607" calcext:value-type="float">
            <text:p>1570187190607</text:p>
          </table:table-cell>
          <table:table-cell office:value-type="float" office:value="1570187192062" calcext:value-type="float">
            <text:p>1570187192062</text:p>
          </table:table-cell>
          <table:table-cell/>
          <table:table-cell table:style-name="Default" office:value-type="float" office:value="3833285" calcext:value-type="float">
            <text:p>3833285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570189140470" calcext:value-type="float">
            <text:p>1570189140470</text:p>
          </table:table-cell>
          <table:table-cell office:value-type="float" office:value="1570189157831" calcext:value-type="float">
            <text:p>1570189157831</text:p>
          </table:table-cell>
          <table:table-cell/>
          <table:table-cell office:value-type="float" office:value="28477900" calcext:value-type="float">
            <text:p>28477900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192068" calcext:value-type="float">
            <text:p>1570187192068</text:p>
          </table:table-cell>
          <table:table-cell office:value-type="float" office:value="1570187193567" calcext:value-type="float">
            <text:p>1570187193567</text:p>
          </table:table-cell>
          <table:table-cell/>
          <table:table-cell table:style-name="Default" office:value-type="float" office:value="3833285" calcext:value-type="float">
            <text:p>3833285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570189436269" calcext:value-type="float">
            <text:p>1570189436269</text:p>
          </table:table-cell>
          <table:table-cell office:value-type="float" office:value="1570189453798" calcext:value-type="float">
            <text:p>1570189453798</text:p>
          </table:table-cell>
          <table:table-cell/>
          <table:table-cell office:value-type="float" office:value="28477900" calcext:value-type="float">
            <text:p>28477900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193574" calcext:value-type="float">
            <text:p>1570187193574</text:p>
          </table:table-cell>
          <table:table-cell office:value-type="float" office:value="1570187195071" calcext:value-type="float">
            <text:p>1570187195071</text:p>
          </table:table-cell>
          <table:table-cell/>
          <table:table-cell table:style-name="Default" office:value-type="float" office:value="3833285" calcext:value-type="float">
            <text:p>3833285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570189453812" calcext:value-type="float">
            <text:p>1570189453812</text:p>
          </table:table-cell>
          <table:table-cell office:value-type="float" office:value="1570189470680" calcext:value-type="float">
            <text:p>1570189470680</text:p>
          </table:table-cell>
          <table:table-cell/>
          <table:table-cell office:value-type="float" office:value="28477900" calcext:value-type="float">
            <text:p>28477900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195076" calcext:value-type="float">
            <text:p>1570187195076</text:p>
          </table:table-cell>
          <table:table-cell office:value-type="float" office:value="1570187196561" calcext:value-type="float">
            <text:p>1570187196561</text:p>
          </table:table-cell>
          <table:table-cell/>
          <table:table-cell table:style-name="Default" office:value-type="float" office:value="3833285" calcext:value-type="float">
            <text:p>3833285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570189470692" calcext:value-type="float">
            <text:p>1570189470692</text:p>
          </table:table-cell>
          <table:table-cell office:value-type="float" office:value="1570189487501" calcext:value-type="float">
            <text:p>1570189487501</text:p>
          </table:table-cell>
          <table:table-cell/>
          <table:table-cell office:value-type="float" office:value="28477900" calcext:value-type="float">
            <text:p>28477900</text:p>
          </table:table-cell>
        </table:table-row>
        <table:table-row table:style-name="ro1" table:number-rows-repeated="7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" calcext:value-type="float">
            <text:p>10</text:p>
          </table:table-cell>
          <table:table-cell table:style-name="ce2" table:formula="of:=AVERAGE([.D2:.D6])" office:value-type="float" office:value="1570147445693.2" calcext:value-type="float">
            <text:p>1570147445693,2</text:p>
          </table:table-cell>
          <table:table-cell table:formula="of:=AVERAGE([.E2:.E6])" office:value-type="float" office:value="1570147445758.6" calcext:value-type="float">
            <text:p>1570147445758,6</text:p>
          </table:table-cell>
          <table:table-cell table:formula="of:=([.E54]-[.D54])/1000000000" office:value-type="float" office:value="0.000000065400146484375" calcext:value-type="float">
            <text:p>6,5400146484375E-08</text:p>
          </table:table-cell>
          <table:table-cell office:value-type="float" office:value="18567" calcext:value-type="float">
            <text:p>18567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0" calcext:value-type="float">
            <text:p>10</text:p>
          </table:table-cell>
          <table:table-cell table:formula="of:=AVERAGE([.D7:.D11])" office:value-type="float" office:value="1570147710323" calcext:value-type="float">
            <text:p>1570147710323</text:p>
          </table:table-cell>
          <table:table-cell table:formula="of:=AVERAGE([.E7:.E11])" office:value-type="float" office:value="1570147710424" calcext:value-type="float">
            <text:p>1570147710424</text:p>
          </table:table-cell>
          <table:table-cell table:formula="of:=([.E55]-[.D55])/1000000000" office:value-type="float" office:value="0.000000101" calcext:value-type="float">
            <text:p>1,01E-07</text:p>
          </table:table-cell>
          <table:table-cell office:value-type="float" office:value="56003" calcext:value-type="float">
            <text:p>56003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10" calcext:value-type="float">
            <text:p>10</text:p>
          </table:table-cell>
          <table:table-cell table:formula="of:=AVERAGE([.D12:.D16])" office:value-type="float" office:value="1570147868217.6" calcext:value-type="float">
            <text:p>1570147868217,6</text:p>
          </table:table-cell>
          <table:table-cell table:formula="of:=AVERAGE([.E12:.E16])" office:value-type="float" office:value="1570147868351" calcext:value-type="float">
            <text:p>1570147868351</text:p>
          </table:table-cell>
          <table:table-cell table:formula="of:=([.E56]-[.D56])/1000000000" office:value-type="float" office:value="0.00000013339990234375" calcext:value-type="float">
            <text:p>1,3339990234375E-07</text:p>
          </table:table-cell>
          <table:table-cell office:value-type="float" office:value="112226" calcext:value-type="float">
            <text:p>112226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10" calcext:value-type="float">
            <text:p>10</text:p>
          </table:table-cell>
          <table:table-cell table:formula="of:=AVERAGE([.D17:.D21])" office:value-type="float" office:value="1570148009890.4" calcext:value-type="float">
            <text:p>1570148009890,4</text:p>
          </table:table-cell>
          <table:table-cell table:formula="of:=AVERAGE([.E17:.E21])" office:value-type="float" office:value="1570148010104" calcext:value-type="float">
            <text:p>1570148010104</text:p>
          </table:table-cell>
          <table:table-cell table:formula="of:=([.E57]-[.D57])/1000000000" office:value-type="float" office:value="0.00000021360009765625" calcext:value-type="float">
            <text:p>2,1360009765625E-07</text:p>
          </table:table-cell>
          <table:table-cell office:value-type="float" office:value="187242" calcext:value-type="float">
            <text:p>187242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0" calcext:value-type="float">
            <text:p>10</text:p>
          </table:table-cell>
          <table:table-cell table:formula="of:=AVERAGE([.D22:.D26])" office:value-type="float" office:value="1570148212660.6" calcext:value-type="float">
            <text:p>1570148212660,6</text:p>
          </table:table-cell>
          <table:table-cell table:formula="of:=AVERAGE([.E22:.E26])" office:value-type="float" office:value="1570148213000.4" calcext:value-type="float">
            <text:p>1570148213000,4</text:p>
          </table:table-cell>
          <table:table-cell table:formula="of:=([.E58]-[.D58])/1000000000" office:value-type="float" office:value="0.0000003397998046875" calcext:value-type="float">
            <text:p>3,397998046875E-07</text:p>
          </table:table-cell>
          <table:table-cell office:value-type="float" office:value="374742" calcext:value-type="float">
            <text:p>374742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style-name="ce1" office:value-type="float" office:value="1570152173558" calcext:value-type="float">
            <text:p>1570152173558</text:p>
          </table:table-cell>
          <table:table-cell table:style-name="ce1" office:value-type="float" office:value="1570152173657" calcext:value-type="float">
            <text:p>1570152173657</text:p>
          </table:table-cell>
          <table:table-cell table:style-name="ce1" table:formula="of:=([.E60]-[.D60])/1000000000" office:value-type="float" office:value="0.000000099" calcext:value-type="float">
            <text:p>9,9E-08</text:p>
          </table:table-cell>
          <table:table-cell office:value-type="float" office:value="963" calcext:value-type="float">
            <text:p>963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570152184335" calcext:value-type="float">
            <text:p>1570152184335</text:p>
          </table:table-cell>
          <table:table-cell table:style-name="ce1" office:value-type="float" office:value="1570152184365" calcext:value-type="float">
            <text:p>1570152184365</text:p>
          </table:table-cell>
          <table:table-cell table:style-name="ce1" table:formula="of:=([.E61]-[.D61])/1000000000" office:value-type="float" office:value="0.00000003" calcext:value-type="float">
            <text:p>3E-08</text:p>
          </table:table-cell>
          <table:table-cell office:value-type="float" office:value="1933" calcext:value-type="float">
            <text:p>1933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570152190255" calcext:value-type="float">
            <text:p>1570152190255</text:p>
          </table:table-cell>
          <table:table-cell table:style-name="ce1" office:value-type="float" office:value="1570152190296" calcext:value-type="float">
            <text:p>1570152190296</text:p>
          </table:table-cell>
          <table:table-cell table:style-name="ce1" table:formula="of:=([.E62]-[.D62])/1000000000" office:value-type="float" office:value="0.000000041" calcext:value-type="float">
            <text:p>4,1E-08</text:p>
          </table:table-cell>
          <table:table-cell office:value-type="float" office:value="3874" calcext:value-type="float">
            <text:p>3874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570152195546" calcext:value-type="float">
            <text:p>1570152195546</text:p>
          </table:table-cell>
          <table:table-cell table:style-name="ce1" office:value-type="float" office:value="1570152195592" calcext:value-type="float">
            <text:p>1570152195592</text:p>
          </table:table-cell>
          <table:table-cell table:style-name="ce1" table:formula="of:=([.E63]-[.D63])/1000000000" office:value-type="float" office:value="0.000000046" calcext:value-type="float">
            <text:p>4,6E-08</text:p>
          </table:table-cell>
          <table:table-cell office:value-type="float" office:value="5832" calcext:value-type="float">
            <text:p>5832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570152202220" calcext:value-type="float">
            <text:p>1570152202220</text:p>
          </table:table-cell>
          <table:table-cell table:style-name="ce1" office:value-type="float" office:value="1570152202267" calcext:value-type="float">
            <text:p>1570152202267</text:p>
          </table:table-cell>
          <table:table-cell table:style-name="ce1" table:formula="of:=([.E64]-[.D64])/1000000000" office:value-type="float" office:value="0.000000047" calcext:value-type="float">
            <text:p>4,7E-08</text:p>
          </table:table-cell>
          <table:table-cell office:value-type="float" office:value="7821" calcext:value-type="float">
            <text:p>7821</text:p>
          </table:table-cell>
          <table:table-cell/>
          <table:table-cell table:style-name="Default" table:number-columns-repeated="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4">00-00-0000</text:date>, <text:time style:data-style-name="N2" text:time-value="12:40:07.0613240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01:04:46.385298627</meta:creation-date>
    <dc:date>2019-10-04T12:46:21.546903065</dc:date>
    <meta:editing-duration>PT10H2M</meta:editing-duration>
    <meta:editing-cycles>4</meta:editing-cycles>
    <meta:generator>LibreOffice/6.0.7.3$Linux_X86_64 LibreOffice_project/00m0$Build-3</meta:generator>
    <meta:document-statistic meta:table-count="1" meta:cell-count="522" meta:object-count="0"/>
  </office:meta>
</office:document-meta>
</file>